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004885AE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46cm" svg:height="8.1cm" svg:x="1cm" svg:y="3.4cm">
          <draw:image xlink:href="Pictures/1000000000000200000002004885AE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6:45:25.598920143</meta:creation-date>
    <dc:date>2015-11-29T16:54:30.970005720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